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1F4FBE6C.gif"/>
  <manifest:file-entry manifest:media-type="image/gif" manifest:full-path="Pictures/100002000000000A0000000ADDA84F49.gif"/>
  <manifest:file-entry manifest:media-type="image/gif" manifest:full-path="Pictures/100002000000000A0000000AEF71DCFC.gif"/>
  <manifest:file-entry manifest:media-type="image/gif" manifest:full-path="Pictures/100002000000000A0000000A2DB17B76.gif"/>
  <manifest:file-entry manifest:media-type="image/gif" manifest:full-path="Pictures/100002000000000A0000000A9CD39ACD.gif"/>
  <manifest:file-entry manifest:media-type="image/png" manifest:full-path="Pictures/10000000000000AF000000A65C78997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1-title">
      <style:graphic-properties draw:fill-color="#ffffff" draw:auto-grow-height="true" fo:min-height="1.501cm"/>
    </style:style>
    <style:style style:name="pr2" style:family="presentation" style:parent-style-name="標準1-subtitle">
      <style:graphic-properties draw:fill-color="#ffffff" fo:min-height="16.001cm"/>
    </style:style>
    <style:style style:name="pr3" style:family="presentation" style:parent-style-name="標準1-notes">
      <style:graphic-properties draw:fill-color="#ffffff" fo:min-height="11.4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title">
      <style:graphic-properties draw:fill-color="#ffffff" fo:min-height="1.501cm"/>
    </style:style>
    <style:style style:name="pr6" style:family="presentation" style:parent-style-name="標準1-outline1">
      <style:graphic-properties draw:fill-color="#ffffff" fo:min-height="16.001cm"/>
    </style:style>
    <style:style style:name="pr7" style:family="presentation" style:parent-style-name="標準1-title">
      <style:graphic-properties draw:fill-color="#ffffff" fo:min-height="1.25cm"/>
    </style:style>
    <style:style style:name="pr8" style:family="presentation" style:parent-style-name="標準1-outline1">
      <style:graphic-properties draw:fill-color="#ffffff" fo:min-height="15.75cm"/>
    </style:style>
    <style:style style:name="pr9" style:family="presentation" style:parent-style-name="標準1-notes">
      <style:graphic-properties draw:fill-color="#ffffff" fo:min-height="11.1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line-height="100%" fo:text-align="start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fo:font-size="32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.9cm" fo:margin-right="0cm" fo:text-indent="-0.9cm"/>
    </style:style>
    <style:style style:name="P6" style:family="paragraph">
      <style:paragraph-properties fo:margin-left="0.9cm" fo:margin-right="0cm" fo:text-indent="-0.9cm"/>
      <style:text-properties fo:font-size="26pt" style:font-size-asian="26pt" style:font-size-complex="26pt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2.07cm" fo:margin-right="0cm" fo:text-indent="-0.8cm"/>
    </style:style>
    <style:style style:name="P9" style:family="paragraph">
      <style:paragraph-properties fo:margin-left="2.07cm" fo:margin-right="0cm" text:enable-numbering="false" fo:text-indent="-0.8cm"/>
    </style:style>
    <style:style style:name="P10" style:family="paragraph">
      <style:paragraph-properties fo:margin-left="0.9cm" fo:margin-right="0cm" text:enable-numbering="false" fo:text-indent="-0.9cm"/>
    </style:style>
    <style:style style:name="P11" style:family="paragraph">
      <style:paragraph-properties fo:margin-left="2.07cm" fo:margin-right="0cm" text:enable-numbering="true" fo:text-indent="-0.8cm"/>
    </style:style>
    <style:style style:name="P12" style:family="paragraph">
      <style:paragraph-properties fo:margin-left="3.14cm" fo:margin-right="0cm" fo:text-indent="-0.6cm"/>
    </style:style>
    <style:style style:name="P13" style:family="paragraph">
      <style:paragraph-properties fo:margin-left="3.14cm" fo:margin-right="0cm" text:enable-numbering="false" fo:text-indent="-0.6cm"/>
    </style:style>
    <style:style style:name="P14" style:family="paragraph">
      <style:paragraph-properties fo:margin-left="0.9cm" fo:margin-right="0cm" fo:text-indent="-0.9cm"/>
      <style:text-properties fo:font-size="24pt" style:font-size-asian="24pt" style:font-size-complex="24pt"/>
    </style:style>
    <style:style style:name="P15" style:family="paragraph">
      <style:paragraph-properties fo:margin-left="0.6cm" fo:margin-right="0cm" fo:text-indent="-0.6cm"/>
      <style:text-properties fo:font-size="21.2999992370605pt"/>
    </style:style>
    <style:style style:name="T1" style:family="text">
      <style:text-properties fo:font-family="arial" style:font-family-generic="swiss" fo:font-size="32pt"/>
    </style:style>
    <style:style style:name="T2" style:family="text">
      <style:text-properties fo:color="#7e0021" fo:font-family="arial" style:font-family-generic="swiss" fo:font-size="10pt" fo:font-weight="normal" style:font-size-asian="10pt" style:font-size-complex="10pt"/>
    </style:style>
    <style:style style:name="T3" style:family="text">
      <style:text-properties fo:color="#ff0000" fo:font-size="26pt" style:font-size-asian="26pt" style:font-size-complex="2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family="Courier" style:font-family-generic="modern" style:font-pitch="variable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Courier" style:font-family-generic="modern" style:font-pitch="variable" fo:font-size="24pt" style:font-size-asian="24pt" style:font-size-complex="24pt"/>
    </style:style>
    <style:style style:name="T10" style:family="text">
      <style:text-properties fo:font-family="Courier" style:font-family-generic="modern" style:font-pitch="variable"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</office:automatic-styles>
  <office:body>
    <office:presentation>
      <draw:page draw:name="page1" draw:style-name="dp1" draw:master-page-name="標準1" presentation:presentation-page-layout-name="AL1T0">
        <office:forms form:automatic-focus="false" form:apply-design-mode="false"/>
        <draw:frame presentation:style-name="pr1" draw:text-style-name="P1" draw:layer="layout" svg:width="24cm" svg:height="1.501cm" svg:x="0.5cm" svg:y="1cm" presentation:class="title">
          <draw:text-box>
            <text:p text:style-name="P1">Plexil Workshop</text:p>
          </draw:text-box>
        </draw:frame>
        <draw:frame presentation:style-name="pr2" draw:text-style-name="P3" draw:layer="layout" svg:width="23cm" svg:height="16.433cm" svg:x="1cm" svg:y="3.784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Hands-On Session Two:</text:span></text:p>
            <text:p text:style-name="P1"><text:span text:style-name="T1">Working with a simple application</text:span></text:p>
            <text:p text:style-name="P1"><text:span text:style-name="T1"/></text:p>
            <text:p text:style-name="P1"><text:span text:style-name="T1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Copyright © 2008 USRA <text:s text:c="46"/></text:span></text:p>
            <text:p text:style-name="P2"><text:span text:style-name="T2">This presentation was developed in Open Office Impress. <text:s/>Template courtesy of Chih-Hao Tsai (technology.cstsai.org/impress)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1" draw:text-style-name="P1" draw:layer="layout" svg:width="24cm" svg:height="1.501cm" svg:x="0.5cm" svg:y="1cm" presentation:class="title">
          <draw:text-box>
            <text:p text:style-name="P1">Outline</text:p>
          </draw:text-box>
        </draw:frame>
        <draw:frame presentation:style-name="pr4" draw:text-style-name="P6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5"><text:span text:style-name="T3">Use PLEXIL with RoboSim</text:span></text:p>
              </text:list-item>
            </text:list>
            <text:list text:style-name="L2">
              <text:list-item>
                <text:p text:style-name="P5"><text:span text:style-name="T4">Extend the PLEXIL/Robosim interface</text:span></text:p>
              </text:list-item>
            </text:list>
            <text:list text:style-name="L2">
              <text:list-item>
                <text:p text:style-name="P5"><text:span text:style-name="T4">Write a RoboSim plan using the new extension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5" draw:text-style-name="P1" draw:layer="layout" svg:width="24cm" svg:height="1.501cm" svg:x="0.5cm" svg:y="1cm" presentation:class="title">
          <draw:text-box>
            <text:p text:style-name="P1">Exercise: Introduction to RoboSim</text:p>
          </draw:text-box>
        </draw:frame>
        <draw:frame presentation:style-name="pr6" draw:text-style-name="P5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5">Start Robosim</text:p>
              </text:list-item>
            </text:list>
            <text:list text:style-name="L2">
              <text:list-item>
                <text:list>
                  <text:list-item>
                    <text:p text:style-name="P8">See the handout for instru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p text:style-name="P5">Run the provided example plan</text:p>
              </text:list-item>
            </text:list>
            <text:list text:style-name="L2">
              <text:list-item>
                <text:p text:style-name="P10"/>
              </text:list-item>
            </text:list>
            <text:list text:style-name="L2">
              <text:list-item>
                <text:p text:style-name="P5">Run the Robosim plan from the previous session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5">robosim-exec -p &lt;plan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">Does it succeed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3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1" draw:text-style-name="P1" draw:layer="layout" svg:width="24cm" svg:height="1.501cm" svg:x="0.5cm" svg:y="1cm" presentation:class="title">
          <draw:text-box>
            <text:p text:style-name="P1">Outline</text:p>
          </draw:text-box>
        </draw:frame>
        <draw:frame presentation:style-name="pr4" draw:text-style-name="P6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5"><text:span text:style-name="T4">Use PLEXIL with Robosim</text:span></text:p>
              </text:list-item>
            </text:list>
            <text:list text:style-name="L2">
              <text:list-item>
                <text:p text:style-name="P5"><text:span text:style-name="T3">Extend the PLEXIL/Robosim interface</text:span></text:p>
              </text:list-item>
            </text:list>
            <text:list text:style-name="L2">
              <text:list-item>
                <text:p text:style-name="P5"><text:span text:style-name="T6">Write a RoboSim plan using the new extension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7" draw:text-style-name="P1" draw:layer="layout" svg:width="24cm" svg:height="1.25cm" svg:x="0.499cm" svg:y="1.124cm" presentation:class="title">
          <draw:text-box>
            <text:p text:style-name="P1">Extending the PLEXIL/RoboSim interface</text:p>
          </draw:text-box>
        </draw:frame>
        <draw:frame presentation:style-name="pr8" draw:text-style-name="P14" draw:layer="layout" svg:width="23cm" svg:height="15.75cm" svg:x="0.999cm" svg:y="3.999cm" presentation:class="outline" presentation:user-transformed="true">
          <draw:text-box>
            <text:list text:style-name="L2">
              <text:list-item>
                <text:p text:style-name="P5"><text:span text:style-name="T7">The extension: add a parameterized </text:span><text:span text:style-name="T8">move</text:span><text:span text:style-name="T7"> command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9">int move(int direction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Direction: 0 = up, 1 = right, 2 = down, 3 = lef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Return value same as for </text:span><text:span text:style-name="T9">MoveUp, MoveRight</text:span><text:span text:style-name="T7">, etc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7"/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7">Requires only a change to the interface adaptor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7">File: <text:s text:c="5"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9"><text:s text:c="3"/></text:span><text:span text:style-name="T10">RobotSimulatorExec/RoboSimInterfaceAdapt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Function: </text:span><text:span text:style-name="T9">executeComman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Hints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7">Argument to </text:span><text:span text:style-name="T8">move</text:span><text:span text:style-name="T7"> is in </text:span><text:span text:style-name="T9">args</text:span><text:span text:style-name="T7"> paramet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7">The following expression converts it to an integer: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<text:span text:style-name="T7"><text:s text:c="9"/></text:span><text:span text:style-name="T9">static_cast&lt;int&gt;(*(args.begin())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6cm" svg:y="2.852cm" draw:page-number="5" presentation:class="page"/>
          <draw:frame presentation:style-name="pr9" draw:text-style-name="P15" draw:layer="layout" svg:width="14.517cm" svg:height="11.143cm" svg:x="3.248cm" svg:y="14.129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draw:frame presentation:style-name="pr7" draw:text-style-name="P1" draw:layer="layout" svg:width="24cm" svg:height="1.25cm" svg:x="0.499cm" svg:y="1.124cm" presentation:class="title">
          <draw:text-box>
            <text:p text:style-name="P1">Outline</text:p>
          </draw:text-box>
        </draw:frame>
        <draw:frame presentation:style-name="pr8" draw:text-style-name="P5" draw:layer="layout" svg:width="23cm" svg:height="15.75cm" svg:x="0.999cm" svg:y="3.999cm" presentation:class="outline" presentation:user-transformed="true">
          <draw:text-box>
            <text:list text:style-name="L2">
              <text:list-item>
                <text:p text:style-name="P5"><text:span text:style-name="T4">Use PLEXIL with Robosim</text:span></text:p>
              </text:list-item>
            </text:list>
            <text:list text:style-name="L2">
              <text:list-item>
                <text:p text:style-name="P5"><text:span text:style-name="T6">Extend the PLEXIL/Robosim interface</text:span></text:p>
              </text:list-item>
            </text:list>
            <text:list text:style-name="L2">
              <text:list-item>
                <text:p text:style-name="P5"><text:span text:style-name="T3">Write a RoboSim plan using the new extension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6cm" svg:y="2.852cm" draw:page-number="6" presentation:class="page"/>
          <draw:frame presentation:style-name="pr9" draw:text-style-name="P15" draw:layer="layout" svg:width="14.517cm" svg:height="11.143cm" svg:x="3.248cm" svg:y="14.129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draw:frame presentation:style-name="pr5" draw:text-style-name="P1" draw:layer="layout" svg:width="24cm" svg:height="1.501cm" svg:x="0.5cm" svg:y="1cm" presentation:class="title">
          <draw:text-box>
            <text:p text:style-name="P1">Exercise: RoboSim plan</text:p>
          </draw:text-box>
        </draw:frame>
        <draw:frame presentation:style-name="pr6" draw:text-style-name="P5" draw:layer="layout" svg:width="23cm" svg:height="16.001cm" svg:x="1cm" svg:y="4cm" presentation:class="outline">
          <draw:text-box>
            <text:list text:style-name="L2">
              <text:list-item>
                <text:p text:style-name="P5">Exercise: Extend the “four steps” plan from the previous session</text:p>
              </text:list-item>
            </text:list>
            <text:list text:style-name="L2">
              <text:list-item>
                <text:list>
                  <text:list-item>
                    <text:p text:style-name="P8">Same objective as original pla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Use the new parameterized <text:span text:style-name="T5">move</text:span> command instead of <text:span text:style-name="T5">MoveUp, MoveRight</text:span>, etc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Implement a loo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2">
              <text:list-item>
                <text:p text:style-name="P5">Extra credit:</text:p>
              </text:list-item>
            </text:list>
            <text:list text:style-name="L2">
              <text:list-item>
                <text:list>
                  <text:list-item>
                    <text:p text:style-name="P8">Deal with obstacl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3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axial" draw:start-color="#5c8526" draw:end-color="#355e00" draw:start-intensity="100%" draw:end-intensity="100%" draw:angle="300" draw:border="0%"/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klee07" xlink:href="Pictures/10000000000000AF000000A65C789976.png" xlink:type="simple" xlink:show="embed" xlink:actuate="onLoad"/>
    <draw:opacity draw:name="Transparency_20_23" draw:display-name="Transparency 23" draw:style="ellipsoid" draw:cx="50%" draw:cy="50%" draw:start="90%" draw:end="70%" draw:angle="150" draw:border="0%"/>
    <draw:opacity draw:name="Transparency_20_25" draw:display-name="Transparency 25" draw:style="ellipsoid" draw:cx="50%" draw:cy="50%" draw:start="95%" draw:end="90%" draw:angle="150" draw:border="0%"/>
    <draw:opacity draw:name="Transparency_20_26" draw:display-name="Transparency 26" draw:style="ellipsoid" draw:cx="50%" draw:cy="50%" draw:start="80%" draw:end="50%" draw:angle="150" draw:border="0%"/>
    <draw:opacity draw:name="Transparency_20_27" draw:display-name="Transparency 27" draw:style="radial" draw:cx="50%" draw:cy="50%" draw:start="85%" draw:end="55%" draw:border="0%"/>
    <draw:opacity draw:name="Transparency_20_29" draw:display-name="Transparency 29" draw:style="ellipsoid" draw:cx="50%" draw:cy="50%" draw:start="85%" draw:end="50%" draw:angle="15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klee-2-title" style:family="presentation">
      <style:graphic-properties draw:stroke="none" draw:fill="none" draw:textarea-vertical-align="middle">
        <text:list-style style:name="klee-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klee-2-subtitle" style:family="presentation">
      <style:graphic-properties draw:stroke="none" draw:fill="none" draw:textarea-vertical-align="middle">
        <text:list-style style:name="klee-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2-background" style:family="presentation">
      <style:graphic-properties draw:stroke="none" draw:fill="bitmap" draw:fill-color="#355e00" draw:fill-gradient-name="Gradient_20_7" draw:fill-image-name="klee07" draw:fill-image-width="7cm" draw:fill-image-height="7cm"/>
    </style:style>
    <style:style style:name="klee-2-backgroundobjects" style:family="presentation">
      <style:graphic-properties draw:shadow="hidden" draw:shadow-offset-x="0.3cm" draw:shadow-offset-y="0.3cm" draw:shadow-color="#808080"/>
    </style:style>
    <style:style style:name="klee-2-notes" style:family="presentation">
      <style:graphic-properties draw:stroke="none" draw:fill="none">
        <text:list-style style:name="klee-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klee-2-outline1" style:family="presentation">
      <style:graphic-properties draw:stroke="none" draw:fill="none">
        <text:list-style style:name="klee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2-outline2" style:family="presentation" style:parent-style-name="klee-2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klee-2-outline3" style:family="presentation" style:parent-style-name="klee-2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klee-2-outline4" style:family="presentation" style:parent-style-name="klee-2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klee-2-outline5" style:family="presentation" style:parent-style-name="klee-2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klee-2-outline6" style:family="presentation" style:parent-style-name="klee-2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klee-2-outline7" style:family="presentation" style:parent-style-name="klee-2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klee-2-outline8" style:family="presentation" style:parent-style-name="klee-2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klee-2-outline9" style:family="presentation" style:parent-style-name="klee-2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klee07" draw:fill-image-width="3.5cm" draw:fill-image-height="3.5cm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1F4FBE6C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EF71DCFC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9CD39ACD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</text:list-style>
      </style:graphic-properties>
      <style:paragraph-properties fo:margin-left="1.2cm" fo:margin-right="0cm" fo:margin-top="0cm" fo:margin-bottom="0.2cm" text:enable-numbering="true" fo:text-indent="-0.9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2.4cm" fo:margin-right="0cm" fo:margin-top="0cm" fo:margin-bottom="0.2cm" text:enable-numbering="true" fo:text-indent="-0.8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3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4.8cm" fo:margin-right="0cm" fo:margin-top="0cm" fo:margin-bottom="0.2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7.2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8.4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9.6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10.8cm" fo:margin-right="0cm" fo:margin-top="0cm" fo:margin-bottom="0.1cm" text:enable-numbering="true" fo:text-indent="-0.6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color="#355e00" draw:fill-gradient-name="Gradient_20_7" draw:fill-image-name="klee07" draw:fill-image-width="7cm" draw:fill-image-height="7cm"/>
    </style:style>
    <style:style style:name="dp2" style:family="drawing-page">
      <style:drawing-page-properties draw:background-size="border" draw:fill="bitmap" draw:fill-color="#355e00" draw:fill-gradient-name="Gradient_20_8" draw:fill-image-name="klee07" draw:fill-image-width="3.5cm" draw:fill-image-height="3.5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9cm"/>
    </style:style>
    <style:style style:name="gr4" style:family="graphic" style:parent-style-name="standard">
      <style:graphic-properties draw:stroke="none" draw:fill="solid" draw:fill-color="#333366" draw:opacity="100%" draw:opacity-name="Transparency_20_23" draw:textarea-horizontal-align="center" draw:textarea-vertical-align="middle" draw:shadow="hidden" draw:shadow-color="#808080" draw:shadow-opacity="100%"/>
    </style:style>
    <style:style style:name="gr5" style:family="graphic" style:parent-style-name="standard">
      <style:graphic-properties draw:stroke="none" draw:fill="solid" draw:fill-color="#ffffcc" draw:opacity="100%" draw:opacity-name="Transparency_20_25" draw:textarea-horizontal-align="center" draw:textarea-vertical-align="middle" draw:shadow="hidden" draw:shadow-color="#808080" draw:shadow-opacity="100%"/>
    </style:style>
    <style:style style:name="gr6" style:family="graphic" style:parent-style-name="standard">
      <style:graphic-properties draw:stroke="none" draw:fill="solid" draw:fill-color="#e6e6ff" draw:fill-gradient-name="Gradient_20_5" draw:opacity="100%" draw:opacity-name="Transparency_20_27" draw:textarea-horizontal-align="center" draw:textarea-vertical-align="middle" draw:shadow="hidden" draw:shadow-color="#808080" draw:shadow-opacity="75%"/>
    </style:style>
    <style:style style:name="gr7" style:family="graphic" style:parent-style-name="standard">
      <style:graphic-properties svg:stroke-width="0.25cm" svg:stroke-color="#00ae00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pr1" style:family="presentation" style:parent-style-name="klee-2-backgroundobjects">
      <style:graphic-properties draw:stroke="none" draw:fill-color="#e6e6ff" draw:opacity="100%" draw:opacity-name="Transparency_20_29" draw:textarea-horizontal-align="center" draw:textarea-vertical-align="middle" draw:shadow-opacity="100%"/>
    </style:style>
    <style:style style:name="pr2" style:family="presentation" style:parent-style-name="klee-2-outline1">
      <style:graphic-properties draw:fill-color="#ffffff" draw:auto-grow-height="false" fo:min-height="13.23cm"/>
    </style:style>
    <style:style style:name="pr3" style:family="presentation" style:parent-style-name="klee-2-backgroundobjects">
      <style:graphic-properties draw:stroke="none" draw:fill="solid" draw:fill-color="#333366" draw:fill-gradient-name="Gradient_20_1" draw:fill-hatch-name="Black_20_0_20_Degrees" draw:opacity="100%" draw:opacity-name="Transparency_20_23" draw:textarea-horizontal-align="center" draw:textarea-vertical-align="middle" draw:shadow-opacity="100%"/>
    </style:style>
    <style:style style:name="pr4" style:family="presentation" style:parent-style-name="klee-2-title">
      <style:graphic-properties draw:fill-color="#ffffff" draw:auto-grow-height="false" fo:min-height="3.507cm"/>
    </style:style>
    <style:style style:name="pr5" style:family="presentation" style:parent-style-name="klee-2-backgroundobjects">
      <style:graphic-properties draw:stroke="none" draw:fill-color="#5c8526" draw:opacity-name="Transparency_20_26" draw:textarea-horizontal-align="center" draw:textarea-vertical-align="middle"/>
    </style:style>
    <style:style style:name="pr6" style:family="presentation" style:parent-style-name="標準1-backgroundobjects">
      <style:graphic-properties draw:stroke="none" draw:fill-color="#e6e6ff" draw:opacity="60%" draw:textarea-horizontal-align="center" draw:textarea-vertical-align="middle" draw:shadow-opacity="60%"/>
    </style:style>
    <style:style style:name="pr7" style:family="presentation" style:parent-style-name="標準1-title">
      <style:graphic-properties draw:fill-color="#ffffff" draw:auto-grow-height="false" fo:min-height="3.507cm"/>
    </style:style>
    <style:style style:name="pr8" style:family="presentation" style:parent-style-name="標準1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text:enable-numbering="false" fo:text-indent="0cm"/>
    </style:style>
    <style:style style:name="P13" style:family="paragraph">
      <style:paragraph-properties fo:margin-left="0cm" fo:margin-right="0cm" text:enable-numbering="false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P18" style:family="paragraph">
      <style:paragraph-properties fo:margin-left="0cm" fo:margin-right="0cm" fo:text-align="start" fo:text-indent="0cm"/>
      <style:text-properties fo:color="#ffff66" fo:font-family="Arial" style:font-family-generic="swiss" style:font-pitch="variable"/>
    </style:style>
    <style:style style:name="P19" style:family="paragraph">
      <style:paragraph-properties fo:margin-left="0.9cm" fo:margin-right="0cm" fo:text-indent="-0.9cm"/>
    </style:style>
    <style:style style:name="P20" style:family="paragraph">
      <style:paragraph-properties fo:margin-left="2.07cm" fo:margin-right="0cm" fo:text-indent="-0.8cm"/>
    </style:style>
    <style:style style:name="P21" style:family="paragraph">
      <style:paragraph-properties fo:margin-left="3.14cm" fo:margin-right="0cm" fo:text-indent="-0.6cm"/>
    </style:style>
    <style:style style:name="P22" style:family="paragraph">
      <style:paragraph-properties fo:margin-left="5.68cm" fo:margin-right="0cm" fo:text-indent="-0.6cm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style:paragraph-properties fo:margin-left="0cm" fo:margin-right="0cm" fo:text-align="center" fo:text-indent="0cm"/>
      <style:text-properties style:use-window-font-color="true" fo:font-family="Arial" style:font-family-generic="swiss" style:font-pitch="variable" fo:font-size="18pt"/>
    </style:style>
    <style:style style:name="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T4" style:family="text">
      <style:text-properties fo:color="#ffff66" fo:font-family="Arial" style:font-family-generic="swiss" style:font-pitch="variable" fo:font-size="18pt" fo:font-weight="bold" style:font-family-asian="標楷體" style:font-style-name-asian="粗體" style:font-family-generic-asian="script" style:font-pitch-asian="fixed" style:font-size-asian="20pt" style:font-weight-asian="bold" style:font-size-complex="24pt"/>
    </style:style>
    <style:style style:name="T5" style:family="text">
      <style:text-properties fo:color="#ffff66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T6" style:family="text">
      <style:text-properties fo:color="#ffff66" style:text-position="super 58%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T7" style:family="text">
      <style:text-properties style:use-window-font-color="true" fo:font-family="Arial" style:font-family-generic="swiss" style:font-pitch="variable" fo:font-size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1F4FBE6C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EF71DCFC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9.999cm" svg:height="7.499cm" svg:x="2.782cm" svg:y="2cm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klee-2" style:page-layout-name="PM1" draw:style-name="dp1">
      <draw:rect presentation:style-name="pr1" draw:text-style-name="P1" draw:layer="backgroundobjects" svg:width="28cm" svg:height="21cm" svg:x="0cm" svg:y="0cm">
        <text:p text:style-name="P11"/>
      </draw:rect>
      <draw:frame presentation:style-name="pr2" draw:text-style-name="P2" draw:layer="backgroundobjects" svg:width="6cm" svg:height="9cm" svg:x="0cm" svg:y="15cm" presentation:class="outline">
        <draw:text-box>
          <text:list text:style-name="L1">
            <text:list-item>
              <text:p text:style-name="P2">請按鼠標，編輯大綱文字格式。</text:p>
            </text:list-item>
          </text:list>
          <text:list text:style-name="L1">
            <text:list-item>
              <text:list>
                <text:list-item>
                  <text:p text:style-name="P3">第二個大綱級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4">第三個大綱級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3" draw:text-style-name="P1" draw:layer="backgroundobjects" svg:width="28cm" svg:height="10.5cm" svg:x="0cm" svg:y="5.25cm">
        <text:p text:style-name="P11"/>
      </draw:rect>
      <draw:frame presentation:style-name="pr4" draw:text-style-name="P11" draw:layer="backgroundobjects" svg:width="13.467cm" svg:height="2.26cm" svg:x="12cm" svg:y="7.5cm" presentation:class="title">
        <draw:text-box>
          <text:p text:style-name="P11">請按一下鼠標，編輯標題文的格式。</text:p>
        </draw:text-box>
      </draw:frame>
      <draw:rect presentation:style-name="pr5" draw:text-style-name="P1" draw:layer="backgroundobjects" svg:width="28cm" svg:height="1.25cm" svg:x="0cm" svg:y="15.75cm">
        <text:p text:style-name="P11"/>
      </draw:rect>
      <draw:frame draw:style-name="gr1" draw:text-style-name="P13" draw:layer="backgroundobjects" svg:width="3.5cm" svg:height="1cm" svg:x="22.2cm" svg:y="13.73cm">
        <draw:text-box>
          <text:p text:style-name="P12"><text:span text:style-name="T1">2005-12-31</text:span></text:p>
        </draw:text-box>
      </draw:frame>
      <draw:frame draw:style-name="gr2" draw:text-style-name="P15" draw:layer="backgroundobjects" svg:width="8.4cm" svg:height="2.635cm" svg:x="17cm" svg:y="10.5cm">
        <draw:text-box>
          <text:p text:style-name="P14"><text:span text:style-name="T2">Course Name</text:span></text:p>
          <text:p text:style-name="P14"><text:span text:style-name="T3">More Description About the Course</text:span></text:p>
        </draw:text-box>
      </draw:frame>
      <draw:frame draw:style-name="gr3" draw:text-style-name="P18" draw:layer="backgroundobjects" svg:width="7.5cm" svg:height="2.979cm" svg:x="2cm" svg:y="5.66cm">
        <draw:text-box>
          <text:p text:style-name="P16"><text:span text:style-name="T4">Your Name</text:span></text:p>
          <text:p text:style-name="P16"><text:span text:style-name="T5">Your Title</text:span></text:p>
          <text:p text:style-name="P17"><text:span text:style-name="T5">1</text:span><text:span text:style-name="T6">st</text:span><text:span text:style-name="T5"> Line of Your Organization</text:span></text:p>
          <text:p text:style-name="P16"><text:span text:style-name="T5">2</text:span><text:span text:style-name="T6">nd</text:span><text:span text:style-name="T5"> Line of Your Organization</text:span></text:p>
        </draw:text-box>
      </draw:frame>
      <presentation:notes style:page-layout-name="PM2">
        <draw:page-thumbnail presentation:style-name="klee-2-title" draw:layer="backgroundobjects" svg:width="13.705cm" svg:height="10.279cm" svg:x="3.647cm" svg:y="2.853cm" presentation:class="page"/>
        <draw:frame presentation:style-name="klee-2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dp2">
      <draw:rect presentation:style-name="pr6" draw:text-style-name="P1" draw:layer="backgroundobjects" svg:width="28cm" svg:height="21cm" svg:x="0cm" svg:y="0cm">
        <text:p text:style-name="P11"/>
      </draw:rect>
      <draw:rect draw:style-name="gr4" draw:text-style-name="P1" draw:layer="backgroundobjects" svg:width="25cm" svg:height="2.5cm" svg:x="0cm" svg:y="0.5cm">
        <text:p text:style-name="P11"/>
      </draw:rect>
      <draw:frame presentation:style-name="pr7" draw:text-style-name="P11" draw:layer="backgroundobjects" svg:width="24cm" svg:height="1.5cm" svg:x="0.5cm" svg:y="1cm" presentation:class="title">
        <draw:text-box>
          <text:p text:style-name="P11">請按一下鼠標，編輯標題文的格式。</text:p>
        </draw:text-box>
      </draw:frame>
      <draw:rect draw:style-name="gr5" draw:text-style-name="P1" draw:layer="backgroundobjects" svg:width="25cm" svg:height="17.29cm" svg:x="0cm" svg:y="3.21cm">
        <text:p text:style-name="P11"/>
      </draw:rect>
      <draw:frame presentation:style-name="pr8" draw:text-style-name="P2" draw:layer="backgroundobjects" svg:width="23cm" svg:height="16cm" svg:x="1cm" svg:y="4cm" presentation:class="outline">
        <draw:text-box>
          <text:list text:style-name="L3">
            <text:list-item>
              <text:p text:style-name="P19">請按鼠標，編輯大綱文字格式。</text:p>
            </text:list-item>
          </text:list>
          <text:list text:style-name="L3">
            <text:list-item>
              <text:list>
                <text:list-item>
                  <text:p text:style-name="P20">第二個大綱級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21">第三個大綱級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第四個大綱級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第五個大綱級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第六個大綱級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第七個大綱級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第八個大綱級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gr6" draw:text-style-name="P24" draw:layer="backgroundobjects" svg:width="1.5cm" svg:height="1.5cm" svg:x="26cm" svg:y="19cm">
        <text:p text:style-name="P23"><text:span text:style-name="T7"><text:page-number>1</text:page-number></text:span></text:p>
      </draw:circle>
      <draw:line draw:style-name="gr7" draw:text-style-name="P1" draw:layer="backgroundobjects" svg:x1="0cm" svg:y1="3.103cm" svg:x2="25cm" svg:y2="3.103cm">
        <text:p text:style-name="P11"/>
      </draw:lin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2$Build-9286</meta:generator>
    <meta:creation-date>2008-06-05T12:18:11</meta:creation-date>
    <dc:creator>Mike Dalal</dc:creator>
    <dc:date>2008-08-08T14:14:32</dc:date>
    <dc:language>en-US</dc:language>
    <meta:editing-cycles>128</meta:editing-cycles>
    <meta:editing-duration>P19DT13H52M29S</meta:editing-duration>
    <meta:template xlink:type="simple" xlink:actuate="onRequest" xlink:href="../../../../.openoffice.org2/user/template/klee2.otp" xlink:title="klee2" meta:date="2008-06-05T12:18:10"/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